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2-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 IS PERSECUTED (32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 IS PERSECUTED (32:1-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(32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EREMIAH 32-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REMIAH IS PERSECUTED (32:1-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REMIAH MAKES A PURCHASE (32:6-2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REMIAH MAKES A PURCHASE (32:6-25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(32:6-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ice (32:9-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urpose (32:14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rayer (32:16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2-3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JEREMIAH IS PERSECUTED (32:1-5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JEREMIAH MAKES A PURCHASE (32:6-25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JEREMIAH RECEIVES PROMISES (32:26-33:26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JEREMIAH RECEIVES PROMISES (32:26-33:26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About God's omnipotence (32:2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About God's objectives (32:27-33:2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-title-Title-Slide" presentation:presentation-page-layout-name="Master1-PPL1" draw:id="Slide-262">
        <draw:frame draw:id="id95" presentation:style-name="a528" draw:name="Title 1" svg:x="1.38in" svg:y="0.83in" svg:width="10.3in" svg:height="4.42in" presentation:class="title" presentation:placeholder="false">
          <draw:text-box>
            <text:p text:style-name="a527" text:class-names="" text:cond-style-name=""><text:span text:style-name="a525" text:class-names=""><text:s text:c="1"/>About God's objectives (32:27-33:26):<text:s text:c="1"/></text:span><text:span text:style-name="a526" text:class-names=""/></text:p>
          </draw:text-box>
          <svg:title/>
          <svg:desc/>
        </draw:frame>
        <draw:frame draw:id="id96" presentation:style-name="a533" draw:name="Subtitle 2" svg:x="1.38in" svg:y="5.25in" svg:width="10.3in" svg:height="1.85in" presentation:class="subtitle" presentation:placeholder="false">
          <draw:text-box>
            <text:p text:style-name="a530" text:class-names="" text:cond-style-name=""><text:span text:style-name="a529" text:class-names=""><text:s text:c="1"/>The punishment (32:27-36; 33:1-5)<text:s text:c="1"/></text:span></text:p>
            <text:p text:style-name="a532" text:class-names="" text:cond-style-name=""><text:span text:style-name="a531" text:class-names=""/></text:p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<text:s text:c="1"/>The punishment (32:27-36; 33:1-5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srael has done against God (32:30-35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srael has done against God (32:30-35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Rebelled and disobeyed (32:30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Sacrificed to idols (32:34-3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punishment (32:27-36; 33:1-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srael has done against God (32:30-3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God does against Israel (32:27-29, 36; 33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God does against Israel (32:27-29, 36; 33:1-5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llows Jerusalem to be destroyed by the Babylonians (32:27-29; 33:1-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llows war, famine, and disease (32:36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punishment (32:27-36; 33:1-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srael has done against God (32:30-3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God does against Israel (32:27-29, 36; 33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bout God's objectives (32:27-33:26):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unishment (32:27-36; 33:1-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urification (32:36-44; 33:6-2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purification (32:36-44; 33:6-26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Be regathered and restored (32:36-3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Receive a new heart and mind to worship God (32:38-3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Be given an everlasting covenant (32:40-42; 33:19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Experience great joy and singing (33:10-1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Enjoy great prosperity (32:43-44; 33:6-9, 12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Be ruled over by the Messiah, the son of David (33:15-1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bout God's objectives (32:27-33:26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unishment (32:27-36; 33:1-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ification (32:36-44; 33:6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EREMIAH RECEIVES PROMISES (32:26-33: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About God's omnipotence (32:2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bout God's objectives (32:27-33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JEREMIAH 32-33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JEREMIAH IS PERSECUTED (32:1-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JEREMIAH MAKES A PURCHASE (32:6-2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EREMIAH RECEIVES PROMISES (32:26-33: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2-33 </dc:title>
    <meta:initial-creator>David STRICKLAND</meta:initial-creator>
    <dc:creator>David STRICKLAND</dc:creator>
    <meta:creation-date>2020-02-24T10:53:32Z</meta:creation-date>
    <dc:date>2020-02-24T10:53:32Z</dc:date>
    <meta:template xlink:href="BibleStudy" xlink:type="simple"/>
    <meta:editing-cycles>1</meta:editing-cycles>
    <meta:editing-duration>PT0S</meta:editing-duration>
    <meta:document-statistic meta:paragraph-count="56" meta:word-count="430"/>
  </office:meta>
</office:document-meta>
</file>